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11e5212" officeooo:paragraph-rsid="011e5212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chapter{Optimization Results}</text:p>
      <text:p text:style-name="P1">\label{sec:optimization_results}</text:p>
      <text:p text:style-name="P1">This chapter focuses on showing and analyzing the most interesting MAV designs</text:p>
      <text:p text:style-name="P1">outputted by the optimization tool. A short digression on platonic solid is first</text:p>
      <text:p text:style-name="P1">needed to properly analyse the results. The optimal designs with an even number</text:p>
      <text:p text:style-name="P1">of propellers are then described. Afterwards, the designs with an odd number of</text:p>
      <text:p text:style-name="P1">propellers are shown. A comparison of the different optimal drone design is then</text:p>
      <text:p text:style-name="P1">proposed. Finally, a few results of optimizations performed with the number of</text:p>
      <text:p text:style-name="P1">propeller as an argument are presented.</text:p>
      <text:p text:style-name="P1"/>
      <text:p text:style-name="P1">\section{Platonic Solids}</text:p>
      <text:p text:style-name="P1">\label{sec:platonic_solids}</text:p>
      <text:p text:style-name="P1">Platonic solids are five regular and convex polyhedrons named after the</text:p>
      <text:p text:style-name="P1">ancient Greek philosopher Plato to honor his memory \citep{noauthor_platonic_2018}.</text:p>
      <text:p text:style-name="P1">The five platonic solids are:</text:p>
      <text:p text:style-name="P1">\begin{itemize}</text:p>
      <text:p text:style-name="P1">\item The tetrahedron composed of four faces and four vertices (see \Cref{fig:tetrahedron}).</text:p>
      <text:p text:style-name="P1">\item The octahedron composed of eight faces and six vertices (see \Cref{fig:octahedron}).</text:p>
      <text:p text:style-name="P1">\item The cube composed of six faces and eight vertices (see \Cref{fig:cube}).</text:p>
      <text:p text:style-name="P1">\item The icosahedron composed of twenty faces and twelve vertices.</text:p>
      <text:p text:style-name="P1">\item The dodecahedron composed of twelve faces and twenty vertices.</text:p>
      <text:p text:style-name="P1">\end{itemize}</text:p>
      <text:p text:style-name="P1">There is a angle that can be found at least in the</text:p>
      <text:p text:style-name="P1">first three platonic solids. This angle is found between the horizontal plane and</text:p>
      <text:p text:style-name="P1">the vertices of the polyhedron (see \Cref{fig:platonic_solid}). To ensure simplicity,</text:p>
      <text:p text:style-name="P1">in the rest of this work this angle will be referred to as the platonic solids angle</text:p>
      <text:p text:style-name="P1">and $\beta_{PS}$).</text:p>
      <text:p text:style-name="P1"/>
      <text:p text:style-name="P1">\begin{figure}[!h]</text:p>
      <text:p text:style-name="P1"><text:s text:c="2"/>\begin{subfigure}[b]{0.22\textwidth}</text:p>
      <text:p text:style-name="P1"><text:s text:c="4"/>\includegraphics[width=\linewidth]{images/tetrahedron.jpg}</text:p>
      <text:p text:style-name="P1"><text:soft-page-break/><text:s text:c="4"/>\caption{Tetrahedron.} \label{fig:tetrahedron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27\textwidth}</text:p>
      <text:p text:style-name="P1"><text:s text:c="4"/>\includegraphics[width=\linewidth]{images/octahedron.jpg}</text:p>
      <text:p text:style-name="P1"><text:s text:c="4"/>\caption{Octahedron.} \label{fig:octahedron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26\textwidth}</text:p>
      <text:p text:style-name="P1"><text:s text:c="4"/>\includegraphics[width=\linewidth]{images/cube.jpg}</text:p>
      <text:p text:style-name="P1"><text:s text:c="4"/>\caption{Cube.} \label{fig:cube}</text:p>
      <text:p text:style-name="P1"><text:s text:c="2"/>\end{subfigure}</text:p>
      <text:p text:style-name="P1"><text:s text:c="2"/>\caption{The first three platonic solids $\big(\cos(\beta_{PS}) = \sqrt{\frac{2}{3}}</text:p>
      <text:p text:style-name="P1"><text:s text:c="2"/>=&gt; <text:s/>\beta_{PS} \simeq 35.26^{\circ}\big)\, .$}</text:p>
      <text:p text:style-name="P1"><text:s text:c="2"/>\label{fig:platonic_solid}</text:p>
      <text:p text:style-name="P1">\end{figu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7T12:14:09.885110034</dc:date>
    <meta:editing-duration>PT17H58M19S</meta:editing-duration>
    <meta:editing-cycles>176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68" meta:character-count="2327" meta:non-whitespace-character-count="2057"/>
  </office:meta>
</office:document-meta>
</file>